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n 1 Uni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ndated Romance?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igurd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B2];&quot;&quot;&quot;: { &quot;&quot;index&quot;&quot;: &quot;;[.A2];&quot;, &quot;&quot;name&quot;&quot;: &quot;&quot;&quot;;[.B2];&quot;&quot;&quot;, &quot;&quot;mandatedRomance&quot;&quot;: &quot;;[.C2];&quot;, }, &quot;; )" office:value-type="string" office:string-value="&quot;Sigurd&quot;: { &quot;index&quot;: 0, &quot;name&quot;: &quot;Sigurd&quot;, &quot;mandatedRomance&quot;: 1, }, " calcext:value-type="string">
            <text:p>"Sigurd": { "index": 0, "name": "Sigurd", "mandatedRomance": 1, },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ish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3];&quot;&quot;&quot;: { &quot;&quot;index&quot;&quot;: &quot;;[.A3];&quot;, &quot;&quot;name&quot;&quot;: &quot;&quot;&quot;;[.B3];&quot;&quot;&quot;, &quot;&quot;mandatedRomance&quot;&quot;: &quot;;[.C3];&quot;, }, &quot;; )" office:value-type="string" office:string-value="&quot;Noish&quot;: { &quot;index&quot;: 1, &quot;name&quot;: &quot;Noish&quot;, &quot;mandatedRomance&quot;: 0, }, " calcext:value-type="string">
            <text:p>"Noish": { "index": 1, "name": "Noish", "mandatedRomance": 0, },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ec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4];&quot;&quot;&quot;: { &quot;&quot;index&quot;&quot;: &quot;;[.A4];&quot;, &quot;&quot;name&quot;&quot;: &quot;&quot;&quot;;[.B4];&quot;&quot;&quot;, &quot;&quot;mandatedRomance&quot;&quot;: &quot;;[.C4];&quot;, }, &quot;; )" office:value-type="string" office:string-value="&quot;Alec&quot;: { &quot;index&quot;: 2, &quot;name&quot;: &quot;Alec&quot;, &quot;mandatedRomance&quot;: 0, }, " calcext:value-type="string">
            <text:p>"Alec": { "index": 2, "name": "Alec", "mandatedRomance": 0, },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den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5];&quot;&quot;&quot;: { &quot;&quot;index&quot;&quot;: &quot;;[.A5];&quot;, &quot;&quot;name&quot;&quot;: &quot;&quot;&quot;;[.B5];&quot;&quot;&quot;, &quot;&quot;mandatedRomance&quot;&quot;: &quot;;[.C5];&quot;, }, &quot;; )" office:value-type="string" office:string-value="&quot;Arden&quot;: { &quot;index&quot;: 3, &quot;name&quot;: &quot;Arden&quot;, &quot;mandatedRomance&quot;: 0, }, " calcext:value-type="string">
            <text:p>"Arden": { "index": 3, "name": "Arden", "mandatedRomance": 0, },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zel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6];&quot;&quot;&quot;: { &quot;&quot;index&quot;&quot;: &quot;;[.A6];&quot;, &quot;&quot;name&quot;&quot;: &quot;&quot;&quot;;[.B6];&quot;&quot;&quot;, &quot;&quot;mandatedRomance&quot;&quot;: &quot;;[.C6];&quot;, }, &quot;; )" office:value-type="string" office:string-value="&quot;Azel&quot;: { &quot;index&quot;: 4, &quot;name&quot;: &quot;Azel&quot;, &quot;mandatedRomance&quot;: 0, }, " calcext:value-type="string">
            <text:p>"Azel": { "index": 4, "name": "Azel", "mandatedRomance": 0, },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x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7];&quot;&quot;&quot;: { &quot;&quot;index&quot;&quot;: &quot;;[.A7];&quot;, &quot;&quot;name&quot;&quot;: &quot;&quot;&quot;;[.B7];&quot;&quot;&quot;, &quot;&quot;mandatedRomance&quot;&quot;: &quot;;[.C7];&quot;, }, &quot;; )" office:value-type="string" office:string-value="&quot;Lex&quot;: { &quot;index&quot;: 5, &quot;name&quot;: &quot;Lex&quot;, &quot;mandatedRomance&quot;: 0, }, " calcext:value-type="string">
            <text:p>"Lex": { "index": 5, "name": "Lex", "mandatedRomance": 0, },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an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B8];&quot;&quot;&quot;: { &quot;&quot;index&quot;&quot;: &quot;;[.A8];&quot;, &quot;&quot;name&quot;&quot;: &quot;&quot;&quot;;[.B8];&quot;&quot;&quot;, &quot;&quot;mandatedRomance&quot;&quot;: &quot;;[.C8];&quot;, }, &quot;; )" office:value-type="string" office:string-value="&quot;Quan&quot;: { &quot;index&quot;: 6, &quot;name&quot;: &quot;Quan&quot;, &quot;mandatedRomance&quot;: 1, }, " calcext:value-type="string">
            <text:p>"Quan": { "index": 6, "name": "Quan", "mandatedRomance": 1, },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n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9];&quot;&quot;&quot;: { &quot;&quot;index&quot;&quot;: &quot;;[.A9];&quot;, &quot;&quot;name&quot;&quot;: &quot;&quot;&quot;;[.B9];&quot;&quot;&quot;, &quot;&quot;mandatedRomance&quot;&quot;: &quot;;[.C9];&quot;, }, &quot;; )" office:value-type="string" office:string-value="&quot;Finn&quot;: { &quot;index&quot;: 7, &quot;name&quot;: &quot;Finn&quot;, &quot;mandatedRomance&quot;: 0, }, " calcext:value-type="string">
            <text:p>"Finn": { "index": 7, "name": "Finn", "mandatedRomance": 0, },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thlyn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B10];&quot;&quot;&quot;: { &quot;&quot;index&quot;&quot;: &quot;;[.A10];&quot;, &quot;&quot;name&quot;&quot;: &quot;&quot;&quot;;[.B10];&quot;&quot;&quot;, &quot;&quot;mandatedRomance&quot;&quot;: &quot;;[.C10];&quot;, }, &quot;; )" office:value-type="string" office:string-value="&quot;Ethlyn&quot;: { &quot;index&quot;: 8, &quot;name&quot;: &quot;Ethlyn&quot;, &quot;mandatedRomance&quot;: 1, }, " calcext:value-type="string">
            <text:p>"Ethlyn": { "index": 8, "name": "Ethlyn", "mandatedRomance": 1, },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dir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11];&quot;&quot;&quot;: { &quot;&quot;index&quot;&quot;: &quot;;[.A11];&quot;, &quot;&quot;name&quot;&quot;: &quot;&quot;&quot;;[.B11];&quot;&quot;&quot;, &quot;&quot;mandatedRomance&quot;&quot;: &quot;;[.C11];&quot;, }, &quot;; )" office:value-type="string" office:string-value="&quot;Midir&quot;: { &quot;index&quot;: 9, &quot;name&quot;: &quot;Midir&quot;, &quot;mandatedRomance&quot;: 0, }, " calcext:value-type="string">
            <text:p>"Midir": { "index": 9, "name": "Midir", "mandatedRomance": 0, },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yra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12];&quot;&quot;&quot;: { &quot;&quot;index&quot;&quot;: &quot;;[.A12];&quot;, &quot;&quot;name&quot;&quot;: &quot;&quot;&quot;;[.B12];&quot;&quot;&quot;, &quot;&quot;mandatedRomance&quot;&quot;: &quot;;[.C12];&quot;, }, &quot;; )" office:value-type="string" office:string-value="&quot;Ayra&quot;: { &quot;index&quot;: 10, &quot;name&quot;: &quot;Ayra&quot;, &quot;mandatedRomance&quot;: 0, }, " calcext:value-type="string">
            <text:p>"Ayra": { "index": 10, "name": "Ayra", "mandatedRomance": 0, },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ideen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13];&quot;&quot;&quot;: { &quot;&quot;index&quot;&quot;: &quot;;[.A13];&quot;, &quot;&quot;name&quot;&quot;: &quot;&quot;&quot;;[.B13];&quot;&quot;&quot;, &quot;&quot;mandatedRomance&quot;&quot;: &quot;;[.C13];&quot;, }, &quot;; )" office:value-type="string" office:string-value="&quot;Aideen&quot;: { &quot;index&quot;: 11, &quot;name&quot;: &quot;Aideen&quot;, &quot;mandatedRomance&quot;: 0, }, " calcext:value-type="string">
            <text:p>"Aideen": { "index": 11, "name": "Aideen", "mandatedRomance": 0, },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w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14];&quot;&quot;&quot;: { &quot;&quot;index&quot;&quot;: &quot;;[.A14];&quot;, &quot;&quot;name&quot;&quot;: &quot;&quot;&quot;;[.B14];&quot;&quot;&quot;, &quot;&quot;mandatedRomance&quot;&quot;: &quot;;[.C14];&quot;, }, &quot;; )" office:value-type="string" office:string-value="&quot;Dew&quot;: { &quot;index&quot;: 12, &quot;name&quot;: &quot;Dew&quot;, &quot;mandatedRomance&quot;: 0, }, " calcext:value-type="string">
            <text:p>"Dew": { "index": 12, "name": "Dew", "mandatedRomance": 0, },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amke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15];&quot;&quot;&quot;: { &quot;&quot;index&quot;&quot;: &quot;;[.A15];&quot;, &quot;&quot;name&quot;&quot;: &quot;&quot;&quot;;[.B15];&quot;&quot;&quot;, &quot;&quot;mandatedRomance&quot;&quot;: &quot;;[.C15];&quot;, }, &quot;; )" office:value-type="string" office:string-value="&quot;Jamke&quot;: { &quot;index&quot;: 13, &quot;name&quot;: &quot;Jamke&quot;, &quot;mandatedRomance&quot;: 0, }, " calcext:value-type="string">
            <text:p>"Jamke": { "index": 13, "name": "Jamke", "mandatedRomance": 0, },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irdre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B16];&quot;&quot;&quot;: { &quot;&quot;index&quot;&quot;: &quot;;[.A16];&quot;, &quot;&quot;name&quot;&quot;: &quot;&quot;&quot;;[.B16];&quot;&quot;&quot;, &quot;&quot;mandatedRomance&quot;&quot;: &quot;;[.C16];&quot;, }, &quot;; )" office:value-type="string" office:string-value="&quot;Deirdre&quot;: { &quot;index&quot;: 14, &quot;name&quot;: &quot;Deirdre&quot;, &quot;mandatedRomance&quot;: 1, }, " calcext:value-type="string">
            <text:p>"Deirdre": { "index": 14, "name": "Deirdre", "mandatedRomance": 1, },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aquesis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17];&quot;&quot;&quot;: { &quot;&quot;index&quot;&quot;: &quot;;[.A17];&quot;, &quot;&quot;name&quot;&quot;: &quot;&quot;&quot;;[.B17];&quot;&quot;&quot;, &quot;&quot;mandatedRomance&quot;&quot;: &quot;;[.C17];&quot;, }, &quot;; )" office:value-type="string" office:string-value="&quot;Raquesis&quot;: { &quot;index&quot;: 15, &quot;name&quot;: &quot;Raquesis&quot;, &quot;mandatedRomance&quot;: 0, }, " calcext:value-type="string">
            <text:p>"Raquesis": { "index": 15, "name": "Raquesis", "mandatedRomance": 0, },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olyn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18];&quot;&quot;&quot;: { &quot;&quot;index&quot;&quot;: &quot;;[.A18];&quot;, &quot;&quot;name&quot;&quot;: &quot;&quot;&quot;;[.B18];&quot;&quot;&quot;, &quot;&quot;mandatedRomance&quot;&quot;: &quot;;[.C18];&quot;, }, &quot;; )" office:value-type="string" office:string-value="&quot;Holyn&quot;: { &quot;index&quot;: 16, &quot;name&quot;: &quot;Holyn&quot;, &quot;mandatedRomance&quot;: 0, }, " calcext:value-type="string">
            <text:p>"Holyn": { "index": 16, "name": "Holyn", "mandatedRomance": 0, },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owulf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19];&quot;&quot;&quot;: { &quot;&quot;index&quot;&quot;: &quot;;[.A19];&quot;, &quot;&quot;name&quot;&quot;: &quot;&quot;&quot;;[.B19];&quot;&quot;&quot;, &quot;&quot;mandatedRomance&quot;&quot;: &quot;;[.C19];&quot;, }, &quot;; )" office:value-type="string" office:string-value="&quot;Beowulf&quot;: { &quot;index&quot;: 17, &quot;name&quot;: &quot;Beowulf&quot;, &quot;mandatedRomance&quot;: 0, }, " calcext:value-type="string">
            <text:p>"Beowulf": { "index": 17, "name": "Beowulf", "mandatedRomance": 0, },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vin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20];&quot;&quot;&quot;: { &quot;&quot;index&quot;&quot;: &quot;;[.A20];&quot;, &quot;&quot;name&quot;&quot;: &quot;&quot;&quot;;[.B20];&quot;&quot;&quot;, &quot;&quot;mandatedRomance&quot;&quot;: &quot;;[.C20];&quot;, }, &quot;; )" office:value-type="string" office:string-value="&quot;Levin&quot;: { &quot;index&quot;: 18, &quot;name&quot;: &quot;Levin&quot;, &quot;mandatedRomance&quot;: 0, }, " calcext:value-type="string">
            <text:p>"Levin": { "index": 18, "name": "Levin", "mandatedRomance": 0, },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ylvia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21];&quot;&quot;&quot;: { &quot;&quot;index&quot;&quot;: &quot;;[.A21];&quot;, &quot;&quot;name&quot;&quot;: &quot;&quot;&quot;;[.B21];&quot;&quot;&quot;, &quot;&quot;mandatedRomance&quot;&quot;: &quot;;[.C21];&quot;, }, &quot;; )" office:value-type="string" office:string-value="&quot;Sylvia&quot;: { &quot;index&quot;: 19, &quot;name&quot;: &quot;Sylvia&quot;, &quot;mandatedRomance&quot;: 0, }, " calcext:value-type="string">
            <text:p>"Sylvia": { "index": 19, "name": "Sylvia", "mandatedRomance": 0, },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rin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22];&quot;&quot;&quot;: { &quot;&quot;index&quot;&quot;: &quot;;[.A22];&quot;, &quot;&quot;name&quot;&quot;: &quot;&quot;&quot;;[.B22];&quot;&quot;&quot;, &quot;&quot;mandatedRomance&quot;&quot;: &quot;;[.C22];&quot;, }, &quot;; )" office:value-type="string" office:string-value="&quot;Erin&quot;: { &quot;index&quot;: 20, &quot;name&quot;: &quot;Erin&quot;, &quot;mandatedRomance&quot;: 0, }, " calcext:value-type="string">
            <text:p>"Erin": { "index": 20, "name": "Erin", "mandatedRomance": 0, },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rigid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23];&quot;&quot;&quot;: { &quot;&quot;index&quot;&quot;: &quot;;[.A23];&quot;, &quot;&quot;name&quot;&quot;: &quot;&quot;&quot;;[.B23];&quot;&quot;&quot;, &quot;&quot;mandatedRomance&quot;&quot;: &quot;;[.C23];&quot;, }, &quot;; )" office:value-type="string" office:string-value="&quot;Brigid&quot;: { &quot;index&quot;: 21, &quot;name&quot;: &quot;Brigid&quot;, &quot;mandatedRomance&quot;: 0, }, " calcext:value-type="string">
            <text:p>"Brigid": { "index": 21, "name": "Brigid", "mandatedRomance": 0, },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aillte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24];&quot;&quot;&quot;: { &quot;&quot;index&quot;&quot;: &quot;;[.A24];&quot;, &quot;&quot;name&quot;&quot;: &quot;&quot;&quot;;[.B24];&quot;&quot;&quot;, &quot;&quot;mandatedRomance&quot;&quot;: &quot;;[.C24];&quot;, }, &quot;; )" office:value-type="string" office:string-value="&quot;Taillte&quot;: { &quot;index&quot;: 22, &quot;name&quot;: &quot;Taillte&quot;, &quot;mandatedRomance&quot;: 0, }, " calcext:value-type="string">
            <text:p>"Taillte": { "index": 22, "name": "Taillte", "mandatedRomance": 0, },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laude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25];&quot;&quot;&quot;: { &quot;&quot;index&quot;&quot;: &quot;;[.A25];&quot;, &quot;&quot;name&quot;&quot;: &quot;&quot;&quot;;[.B25];&quot;&quot;&quot;, &quot;&quot;mandatedRomance&quot;&quot;: &quot;;[.C25];&quot;, }, &quot;; )" office:value-type="string" office:string-value="&quot;Claude&quot;: { &quot;index&quot;: 23, &quot;name&quot;: &quot;Claude&quot;, &quot;mandatedRomance&quot;: 0, }, " calcext:value-type="string">
            <text:p>"Claude": { "index": 23, "name": "Claude", "mandatedRomance": 0, }, </text:p>
          </table:table-cell>
        </table:table-row>
      </table:table>
      <table:table table:name="Gen 2 Uni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ndated Romance?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liph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2];&quot;&quot;&quot;: { &quot;&quot;index&quot;&quot;: &quot;;[.A2];&quot;, &quot;&quot;name&quot;&quot;: &quot;&quot;&quot;;[.B2];&quot;&quot;&quot;, &quot;&quot;mandatedRomance&quot;&quot;: &quot;;[.C2];&quot;, }, &quot;; )" office:value-type="string" office:string-value="&quot;Seliph&quot;: { &quot;index&quot;: 0, &quot;name&quot;: &quot;Seliph&quot;, &quot;mandatedRomance&quot;: 0, }, " calcext:value-type="string">
            <text:p>"Seliph": { "index": 0, "name": "Seliph", "mandatedRomance": 0, },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if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3];&quot;&quot;&quot;: { &quot;&quot;index&quot;&quot;: &quot;;[.A3];&quot;, &quot;&quot;name&quot;&quot;: &quot;&quot;&quot;;[.B3];&quot;&quot;&quot;, &quot;&quot;mandatedRomance&quot;&quot;: &quot;;[.C3];&quot;, }, &quot;; )" office:value-type="string" office:string-value="&quot;Leif&quot;: { &quot;index&quot;: 1, &quot;name&quot;: &quot;Leif&quot;, &quot;mandatedRomance&quot;: 0, }, " calcext:value-type="string">
            <text:p>"Leif": { "index": 1, "name": "Leif", "mandatedRomance": 0, },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tena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4];&quot;&quot;&quot;: { &quot;&quot;index&quot;&quot;: &quot;;[.A4];&quot;, &quot;&quot;name&quot;&quot;: &quot;&quot;&quot;;[.B4];&quot;&quot;&quot;, &quot;&quot;mandatedRomance&quot;&quot;: &quot;;[.C4];&quot;, }, &quot;; )" office:value-type="string" office:string-value="&quot;Altena&quot;: { &quot;index&quot;: 2, &quot;name&quot;: &quot;Altena&quot;, &quot;mandatedRomance&quot;: 0, }, " calcext:value-type="string">
            <text:p>"Altena": { "index": 2, "name": "Altena", "mandatedRomance": 0, },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val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5];&quot;&quot;&quot;: { &quot;&quot;index&quot;&quot;: &quot;;[.A5];&quot;, &quot;&quot;name&quot;&quot;: &quot;&quot;&quot;;[.B5];&quot;&quot;&quot;, &quot;&quot;mandatedRomance&quot;&quot;: &quot;;[.C5];&quot;, }, &quot;; )" office:value-type="string" office:string-value="&quot;Faval&quot;: { &quot;index&quot;: 3, &quot;name&quot;: &quot;Faval&quot;, &quot;mandatedRomance&quot;: 0, }, " calcext:value-type="string">
            <text:p>"Faval": { "index": 3, "name": "Faval", "mandatedRomance": 0, },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tty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6];&quot;&quot;&quot;: { &quot;&quot;index&quot;&quot;: &quot;;[.A6];&quot;, &quot;&quot;name&quot;&quot;: &quot;&quot;&quot;;[.B6];&quot;&quot;&quot;, &quot;&quot;mandatedRomance&quot;&quot;: &quot;;[.C6];&quot;, }, &quot;; )" office:value-type="string" office:string-value="&quot;Patty&quot;: { &quot;index&quot;: 4, &quot;name&quot;: &quot;Patty&quot;, &quot;mandatedRomance&quot;: 0, }, " calcext:value-type="string">
            <text:p>"Patty": { "index": 4, "name": "Patty", "mandatedRomance": 0, },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ster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7];&quot;&quot;&quot;: { &quot;&quot;index&quot;&quot;: &quot;;[.A7];&quot;, &quot;&quot;name&quot;&quot;: &quot;&quot;&quot;;[.B7];&quot;&quot;&quot;, &quot;&quot;mandatedRomance&quot;&quot;: &quot;;[.C7];&quot;, }, &quot;; )" office:value-type="string" office:string-value="&quot;Lester&quot;: { &quot;index&quot;: 5, &quot;name&quot;: &quot;Lester&quot;, &quot;mandatedRomance&quot;: 0, }, " calcext:value-type="string">
            <text:p>"Lester": { "index": 5, "name": "Lester", "mandatedRomance": 0, },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na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8];&quot;&quot;&quot;: { &quot;&quot;index&quot;&quot;: &quot;;[.A8];&quot;, &quot;&quot;name&quot;&quot;: &quot;&quot;&quot;;[.B8];&quot;&quot;&quot;, &quot;&quot;mandatedRomance&quot;&quot;: &quot;;[.C8];&quot;, }, &quot;; )" office:value-type="string" office:string-value="&quot;Lana&quot;: { &quot;index&quot;: 6, &quot;name&quot;: &quot;Lana&quot;, &quot;mandatedRomance&quot;: 0, }, " calcext:value-type="string">
            <text:p>"Lana": { "index": 6, "name": "Lana", "mandatedRomance": 0, },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irpre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9];&quot;&quot;&quot;: { &quot;&quot;index&quot;&quot;: &quot;;[.A9];&quot;, &quot;&quot;name&quot;&quot;: &quot;&quot;&quot;;[.B9];&quot;&quot;&quot;, &quot;&quot;mandatedRomance&quot;&quot;: &quot;;[.C9];&quot;, }, &quot;; )" office:value-type="string" office:string-value="&quot;Cairpre&quot;: { &quot;index&quot;: 7, &quot;name&quot;: &quot;Cairpre&quot;, &quot;mandatedRomance&quot;: 0, }, " calcext:value-type="string">
            <text:p>"Cairpre": { "index": 7, "name": "Cairpre", "mandatedRomance": 0, },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ne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10];&quot;&quot;&quot;: { &quot;&quot;index&quot;&quot;: &quot;;[.A10];&quot;, &quot;&quot;name&quot;&quot;: &quot;&quot;&quot;;[.B10];&quot;&quot;&quot;, &quot;&quot;mandatedRomance&quot;&quot;: &quot;;[.C10];&quot;, }, &quot;; )" office:value-type="string" office:string-value="&quot;Lene&quot;: { &quot;index&quot;: 8, &quot;name&quot;: &quot;Lene&quot;, &quot;mandatedRomance&quot;: 0, }, " calcext:value-type="string">
            <text:p>"Lene": { "index": 8, "name": "Lene", "mandatedRomance": 0, },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rthur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11];&quot;&quot;&quot;: { &quot;&quot;index&quot;&quot;: &quot;;[.A11];&quot;, &quot;&quot;name&quot;&quot;: &quot;&quot;&quot;;[.B11];&quot;&quot;&quot;, &quot;&quot;mandatedRomance&quot;&quot;: &quot;;[.C11];&quot;, }, &quot;; )" office:value-type="string" office:string-value="&quot;Arthur&quot;: { &quot;index&quot;: 9, &quot;name&quot;: &quot;Arthur&quot;, &quot;mandatedRomance&quot;: 0, }, " calcext:value-type="string">
            <text:p>"Arthur": { "index": 9, "name": "Arthur", "mandatedRomance": 0, },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inni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12];&quot;&quot;&quot;: { &quot;&quot;index&quot;&quot;: &quot;;[.A12];&quot;, &quot;&quot;name&quot;&quot;: &quot;&quot;&quot;;[.B12];&quot;&quot;&quot;, &quot;&quot;mandatedRomance&quot;&quot;: &quot;;[.C12];&quot;, }, &quot;; )" office:value-type="string" office:string-value="&quot;Tinni&quot;: { &quot;index&quot;: 10, &quot;name&quot;: &quot;Tinni&quot;, &quot;mandatedRomance&quot;: 0, }, " calcext:value-type="string">
            <text:p>"Tinni": { "index": 10, "name": "Tinni", "mandatedRomance": 0, },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ed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13];&quot;&quot;&quot;: { &quot;&quot;index&quot;&quot;: &quot;;[.A13];&quot;, &quot;&quot;name&quot;&quot;: &quot;&quot;&quot;;[.B13];&quot;&quot;&quot;, &quot;&quot;mandatedRomance&quot;&quot;: &quot;;[.C13];&quot;, }, &quot;; )" office:value-type="string" office:string-value="&quot;Ced&quot;: { &quot;index&quot;: 11, &quot;name&quot;: &quot;Ced&quot;, &quot;mandatedRomance&quot;: 0, }, " calcext:value-type="string">
            <text:p>"Ced": { "index": 11, "name": "Ced", "mandatedRomance": 0, },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ee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14];&quot;&quot;&quot;: { &quot;&quot;index&quot;&quot;: &quot;;[.A14];&quot;, &quot;&quot;name&quot;&quot;: &quot;&quot;&quot;;[.B14];&quot;&quot;&quot;, &quot;&quot;mandatedRomance&quot;&quot;: &quot;;[.C14];&quot;, }, &quot;; )" office:value-type="string" office:string-value="&quot;Fee&quot;: { &quot;index&quot;: 12, &quot;name&quot;: &quot;Fee&quot;, &quot;mandatedRomance&quot;: 0, }, " calcext:value-type="string">
            <text:p>"Fee": { "index": 12, "name": "Fee", "mandatedRomance": 0, },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lster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15];&quot;&quot;&quot;: { &quot;&quot;index&quot;&quot;: &quot;;[.A15];&quot;, &quot;&quot;name&quot;&quot;: &quot;&quot;&quot;;[.B15];&quot;&quot;&quot;, &quot;&quot;mandatedRomance&quot;&quot;: &quot;;[.C15];&quot;, }, &quot;; )" office:value-type="string" office:string-value="&quot;Ulster&quot;: { &quot;index&quot;: 13, &quot;name&quot;: &quot;Ulster&quot;, &quot;mandatedRomance&quot;: 0, }, " calcext:value-type="string">
            <text:p>"Ulster": { "index": 13, "name": "Ulster", "mandatedRomance": 0, },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rcei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16];&quot;&quot;&quot;: { &quot;&quot;index&quot;&quot;: &quot;;[.A16];&quot;, &quot;&quot;name&quot;&quot;: &quot;&quot;&quot;;[.B16];&quot;&quot;&quot;, &quot;&quot;mandatedRomance&quot;&quot;: &quot;;[.C16];&quot;, }, &quot;; )" office:value-type="string" office:string-value="&quot;Larcei&quot;: { &quot;index&quot;: 14, &quot;name&quot;: &quot;Larcei&quot;, &quot;mandatedRomance&quot;: 0, }, " calcext:value-type="string">
            <text:p>"Larcei": { "index": 14, "name": "Larcei", "mandatedRomance": 0, },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urmott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17];&quot;&quot;&quot;: { &quot;&quot;index&quot;&quot;: &quot;;[.A17];&quot;, &quot;&quot;name&quot;&quot;: &quot;&quot;&quot;;[.B17];&quot;&quot;&quot;, &quot;&quot;mandatedRomance&quot;&quot;: &quot;;[.C17];&quot;, }, &quot;; )" office:value-type="string" office:string-value="&quot;Durmott&quot;: { &quot;index&quot;: 15, &quot;name&quot;: &quot;Durmott&quot;, &quot;mandatedRomance&quot;: 0, }, " calcext:value-type="string">
            <text:p>"Durmott": { "index": 15, "name": "Durmott", "mandatedRomance": 0, },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anna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B18];&quot;&quot;&quot;: { &quot;&quot;index&quot;&quot;: &quot;;[.A18];&quot;, &quot;&quot;name&quot;&quot;: &quot;&quot;&quot;;[.B18];&quot;&quot;&quot;, &quot;&quot;mandatedRomance&quot;&quot;: &quot;;[.C18];&quot;, }, &quot;; )" office:value-type="string" office:string-value="&quot;Nanna&quot;: { &quot;index&quot;: 16, &quot;name&quot;: &quot;Nanna&quot;, &quot;mandatedRomance&quot;: 0, }, " calcext:value-type="string">
            <text:p>"Nanna": { "index": 16, "name": "Nanna", "mandatedRomance": 0, },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7">00/00/0000</text:date>, <text:time style:data-style-name="N2" text:time-value="16:17:15.6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0-09-27T16:19:51.263000000</dc:date>
    <meta:editing-duration>PT16M38S</meta:editing-duration>
    <meta:editing-cycles>10</meta:editing-cycles>
    <meta:document-statistic meta:table-count="2" meta:cell-count="172" meta:object-count="0"/>
  </office:meta>
</office:document-meta>
</file>